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75cm" fo:min-width="4.5cm"/>
    </style:style>
    <style:style style:name="gr2" style:family="graphic" style:parent-style-name="standard">
      <style:graphic-properties svg:stroke-color="#000000" draw:fill-color="#e3b35c" draw:textarea-horizontal-align="justify" draw:textarea-vertical-align="middle" draw:auto-grow-height="false" fo:min-height="1.75cm" fo:min-width="3.5cm"/>
    </style:style>
    <style:style style:name="gr3" style:family="graphic" style:parent-style-name="standard">
      <style:graphic-properties draw:stroke="dash" draw:stroke-dash="Ultrafine_20_Dashed" svg:stroke-width="0.05cm" svg:stroke-color="#000000" draw:marker-start="Arrow" draw:marker-start-width="0.455cm" draw:marker-end="Arrow" draw:marker-end-width="0.455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cdc8b1" draw:textarea-horizontal-align="justify" draw:textarea-vertical-align="middle" draw:auto-grow-height="false" fo:min-height="1.75cm" fo:min-width="3.5cm"/>
    </style:style>
    <style:style style:name="gr5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svg:stroke-color="#000000" draw:fill-color="#e3b35c" draw:textarea-horizontal-align="justify" draw:textarea-vertical-align="middle" draw:auto-grow-height="false" fo:min-height="1.75cm" fo:min-width="2cm"/>
    </style:style>
    <style:style style:name="gr7" style:family="graphic" style:parent-style-name="standard">
      <style:graphic-properties svg:stroke-color="#000000" draw:fill="solid" draw:fill-color="#e3b35c" draw:opacity="50%" draw:textarea-horizontal-align="justify" draw:textarea-vertical-align="middle" draw:auto-grow-height="false" fo:min-height="1.75cm" fo:min-width="2cm" draw:shadow-opacity="50%"/>
    </style:style>
    <style:style style:name="gr8" style:family="graphic" style:parent-style-name="standard">
      <style:graphic-properties svg:stroke-color="#000000" draw:fill-color="#cdc8b1" draw:textarea-horizontal-align="justify" draw:textarea-vertical-align="middle" draw:auto-grow-height="false" fo:min-height="1.75cm" fo:min-width="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7.75cm" fo:min-width="6cm"/>
    </style:style>
    <style:style style:name="gr10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316cm" fo:min-width="0.066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3b35c"/>
      <style:paragraph-properties fo:text-align="center"/>
    </style:style>
    <style:style style:name="P4" style:family="paragraph">
      <loext:graphic-properties draw:fill-color="#cdc8b1"/>
      <style:paragraph-properties fo:text-align="center"/>
    </style:style>
    <style:style style:name="P5" style:family="paragraph">
      <loext:graphic-properties draw:fill="solid" draw:fill-color="#e3b35c" draw:opacity="50%"/>
      <style:paragraph-properties fo:text-align="center"/>
    </style:style>
    <style:style style:name="P6" style:family="paragraph">
      <loext:graphic-properties draw:fill="solid" draw:fill-color="#729fc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8cm" svg:x="1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2cm" svg:y="6cm">
          <text:p text:style-name="P2">Them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cm" svg:y1="5.8cm" svg:x2="4cm" svg:y2="3.4cm">
          <text:p/>
        </draw:line>
        <draw:custom-shape draw:style-name="gr4" draw:text-style-name="P4" draw:layer="layout" svg:width="4cm" svg:height="2cm" svg:x="2cm" svg:y="8.5cm">
          <text:p text:style-name="P2">Module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cm" svg:y="11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cm" svg:height="0.8cm" svg:x="9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8cm" svg:x="7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8cm" svg:y="6cm">
          <text:p text:style-name="P2">API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cm" svg:y1="6.4cm" svg:x2="10cm" svg:y2="4cm">
          <text:p/>
        </draw:line>
        <draw:custom-shape draw:style-name="gr4" draw:text-style-name="P4" draw:layer="layout" svg:width="4cm" svg:height="2cm" svg:x="8cm" svg:y="8.5cm">
          <text:p text:style-name="P2">Module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8cm" svg:y="11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4cm" svg:y="6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5cm" svg:height="2cm" svg:x="17cm" svg:y="6cm">
          <text:p text:style-name="P2">Them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cm" svg:height="2cm" svg:x="14cm" svg:y="8.5cm">
          <text:p text:style-name="P2">Module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cm" svg:height="2cm" svg:x="14cm" svg:y="11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5cm" svg:height="8cm" svg:x="13.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cm" svg:height="0.8cm" svg:x="14.9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3cm" svg:y1="6.4cm" svg:x2="15.3cm" svg:y2="4cm">
          <text:p/>
        </draw:line>
        <draw:custom-shape draw:style-name="gr10" draw:text-style-name="P6" draw:layer="layout" svg:width="0.8cm" svg:height="0.8cm" svg:x="17.8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8.2cm" svg:y1="6.4cm" svg:x2="18.2cm" svg:y2="4cm">
          <text:p/>
        </draw:line>
        <draw:custom-shape draw:style-name="gr5" draw:text-style-name="P2" draw:layer="layout" svg:width="0.8cm" svg:height="0.8cm" svg:x="3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07:44:13.173442574</meta:creation-date>
    <dc:date>2017-10-23T17:21:15.076208066</dc:date>
    <meta:editing-duration>PT9H12M44S</meta:editing-duration>
    <meta:editing-cycles>2</meta:editing-cycles>
    <meta:generator>LibreOffice/5.4.2.2.0$Linux_X86_64 LibreOffice_project/40m0$Build-2</meta:generator>
    <meta:document-statistic meta:object-count="21"/>
  </office:meta>
</office:document-meta>
</file>